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2.0402in"/>
    </style:style>
    <style:style style:name="co10" style:family="table-column">
      <style:table-column-properties fo:break-before="auto" style:column-width="1.622in"/>
    </style:style>
    <style:style style:name="co11" style:family="table-column">
      <style:table-column-properties fo:break-before="auto" style:column-width="1.8472in"/>
    </style:style>
    <style:style style:name="co12" style:family="table-column">
      <style:table-column-properties fo:break-before="auto" style:column-width="1.5472in"/>
    </style:style>
    <style:style style:name="co13" style:family="table-column">
      <style:table-column-properties fo:break-before="auto" style:column-width="1.1291in"/>
    </style:style>
    <style:style style:name="co14" style:family="table-column">
      <style:table-column-properties fo:break-before="auto" style:column-width="1.3543in"/>
    </style:style>
    <style:style style:name="co15" style:family="table-column">
      <style:table-column-properties fo:break-before="auto" style:column-width="1.9654in"/>
    </style:style>
    <style:style style:name="co16" style:family="table-column">
      <style:table-column-properties fo:break-before="auto" style:column-width="1.772in"/>
    </style:style>
    <style:style style:name="co17" style:family="table-column">
      <style:table-column-properties fo:break-before="auto" style:column-width="2.1154in"/>
    </style:style>
    <style:style style:name="co18" style:family="table-column">
      <style:table-column-properties fo:break-before="auto" style:column-width="1.6972in"/>
    </style:style>
    <style:style style:name="co19" style:family="table-column">
      <style:table-column-properties fo:break-before="auto" style:column-width="1.922in"/>
    </style:style>
    <style:style style:name="co20" style:family="table-column">
      <style:table-column-properties fo:break-before="auto" style:column-width="1.2043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472in"/>
    </style:style>
    <style:style style:name="co23" style:family="table-column">
      <style:table-column-properties fo:break-before="auto" style:column-width="1.0535in"/>
    </style:style>
    <style:style style:name="co24" style:family="table-column">
      <style:table-column-properties fo:break-before="auto" style:column-width="1.2791in"/>
    </style:style>
    <style:style style:name="co25" style:family="table-column">
      <style:table-column-properties fo:break-before="auto" style:column-width="1.8256in"/>
    </style:style>
    <style:style style:name="co26" style:family="table-column">
      <style:table-column-properties fo:break-before="auto" style:column-width="1.4075in"/>
    </style:style>
    <style:style style:name="co27" style:family="table-column">
      <style:table-column-properties fo:break-before="auto" style:column-width="1.6327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146in"/>
    </style:style>
    <style:style style:name="co30" style:family="table-column">
      <style:table-column-properties fo:break-before="auto" style:column-width="1.1398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"/>
        <table:table-column table:style-name="co30" table:default-cell-style-name="ce1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sw-contextualized-complete</text:p>
          </table:table-cell>
          <table:table-cell office:value-type="string" calcext:value-type="string">
            <text:p>mhsw-contextualized-no</text:p>
          </table:table-cell>
          <table:table-cell office:value-type="string" calcext:value-type="string">
            <text:p>mhsw-contextualized-partial</text:p>
          </table:table-cell>
          <table:table-cell office:value-type="string" calcext:value-type="string">
            <text:p>mhsw-simple-complete</text:p>
          </table:table-cell>
          <table:table-cell office:value-type="string" calcext:value-type="string">
            <text:p>mhsw-simple-no</text:p>
          </table:table-cell>
          <table:table-cell office:value-type="string" calcext:value-type="string">
            <text:p>mhsw-simple-partial</text:p>
          </table:table-cell>
          <table:table-cell office:value-type="string" calcext:value-type="string">
            <text:p>mhw-contextualized-complete</text:p>
          </table:table-cell>
          <table:table-cell office:value-type="string" calcext:value-type="string">
            <text:p>mhw-contextualized-no</text:p>
          </table:table-cell>
          <table:table-cell office:value-type="string" calcext:value-type="string">
            <text:p>mhw-contextualized-partial</text:p>
          </table:table-cell>
          <table:table-cell office:value-type="string" calcext:value-type="string">
            <text:p>mhwcv-contextualized-complete</text:p>
          </table:table-cell>
          <table:table-cell office:value-type="string" calcext:value-type="string">
            <text:p>mhwcv-contextualized-no</text:p>
          </table:table-cell>
          <table:table-cell office:value-type="string" calcext:value-type="string">
            <text:p>mhwcv-contextualized-partial</text:p>
          </table:table-cell>
          <table:table-cell office:value-type="string" calcext:value-type="string">
            <text:p>mhwcv-simple-complete</text:p>
          </table:table-cell>
          <table:table-cell office:value-type="string" calcext:value-type="string">
            <text:p>mhwcv-simple-no</text:p>
          </table:table-cell>
          <table:table-cell office:value-type="string" calcext:value-type="string">
            <text:p>mhwcv-simple-partial</text:p>
          </table:table-cell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office:value-type="string" calcext:value-type="string">
            <text:p>mhwv-contextualized-complete</text:p>
          </table:table-cell>
          <table:table-cell office:value-type="string" calcext:value-type="string">
            <text:p>mhwv-contextualized-no</text:p>
          </table:table-cell>
          <table:table-cell office:value-type="string" calcext:value-type="string">
            <text:p>mhwv-contextualized-partial</text:p>
          </table:table-cell>
          <table:table-cell office:value-type="string" calcext:value-type="string">
            <text:p>mhwv-simple-complete</text:p>
          </table:table-cell>
          <table:table-cell office:value-type="string" calcext:value-type="string">
            <text:p>mhwv-simple-no</text:p>
          </table:table-cell>
          <table:table-cell office:value-type="string" calcext:value-type="string">
            <text:p>mhwv-simple-partial</text:p>
          </table:table-cell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36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370" calcext:value-type="float">
            <text:p>37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411" calcext:value-type="float">
            <text:p>41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36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table:number-columns-repeated="4"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number-columns-repeated="10" office:value-type="float" office:value="76" calcext:value-type="float">
            <text:p>76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string" calcext:value-type="string">
            <text:p>all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0.8635" calcext:value-type="float">
            <text:p>0.8635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8775" calcext:value-type="float">
            <text:p>0.8775</text:p>
          </table:table-cell>
          <table:table-cell table:number-columns-repeated="3" office:value-type="float" office:value="0.8635" calcext:value-type="float">
            <text:p>0.8635</text:p>
          </table:table-cell>
          <table:table-cell table:number-columns-repeated="3" office:value-type="float" office:value="0.8203" calcext:value-type="float">
            <text:p>0.8203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8735" calcext:value-type="float">
            <text:p>0.8735</text:p>
          </table:table-cell>
          <table:table-cell table:number-columns-repeated="3" office:value-type="float" office:value="0.7869" calcext:value-type="float">
            <text:p>0.7869</text:p>
          </table:table-cell>
          <table:table-cell office:value-type="float" office:value="0.746" calcext:value-type="float">
            <text:p>0.746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746" calcext:value-type="float">
            <text:p>0.746</text:p>
          </table:table-cell>
          <table:table-cell table:number-columns-repeated="3" office:value-type="float" office:value="0.8534" calcext:value-type="float">
            <text:p>0.8534</text:p>
          </table:table-cell>
          <table:table-cell office:value-type="float" office:value="0.8574" calcext:value-type="float">
            <text:p>0.8574</text:p>
          </table:table-cell>
          <table:table-cell office:value-type="float" office:value="0.3703" calcext:value-type="float">
            <text:p>0.3703</text:p>
          </table:table-cell>
          <table:table-cell office:value-type="float" office:value="0.8574" calcext:value-type="float">
            <text:p>0.8574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string" calcext:value-type="string">
            <text:p>all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1831" calcext:value-type="float">
            <text:p>0.1831</text:p>
          </table:table-cell>
          <table:table-cell table:number-columns-repeated="2" office:value-type="float" office:value="0.2496" calcext:value-type="float">
            <text:p>0.2496</text:p>
          </table:table-cell>
          <table:table-cell office:value-type="float" office:value="0.1036" calcext:value-type="float">
            <text:p>0.1036</text:p>
          </table:table-cell>
          <table:table-cell table:number-columns-repeated="2" office:value-type="float" office:value="0.2496" calcext:value-type="float">
            <text:p>0.2496</text:p>
          </table:table-cell>
          <table:table-cell office:value-type="float" office:value="0.1831" calcext:value-type="float">
            <text:p>0.1831</text:p>
          </table:table-cell>
          <table:table-cell table:number-columns-repeated="2" office:value-type="float" office:value="0.2496" calcext:value-type="float">
            <text:p>0.2496</text:p>
          </table:table-cell>
          <table:table-cell office:value-type="float" office:value="0.1831" calcext:value-type="float">
            <text:p>0.1831</text:p>
          </table:table-cell>
          <table:table-cell table:number-columns-repeated="2" office:value-type="float" office:value="0.2496" calcext:value-type="float">
            <text:p>0.2496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1783" calcext:value-type="float">
            <text:p>0.1783</text:p>
          </table:table-cell>
          <table:table-cell table:number-columns-repeated="2" office:value-type="float" office:value="0.2448" calcext:value-type="float">
            <text:p>0.2448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24" calcext:value-type="float">
            <text:p>0.24</text:p>
          </table:table-cell>
          <table:table-cell office:value-type="float" office:value="0.0867" calcext:value-type="float">
            <text:p>0.0867</text:p>
          </table:table-cell>
          <table:table-cell office:value-type="float" office:value="0.24" calcext:value-type="float">
            <text:p>0.24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1759" calcext:value-type="float">
            <text:p>0.1759</text:p>
          </table:table-cell>
          <table:table-cell table:number-columns-repeated="2" office:value-type="float" office:value="0.2424" calcext:value-type="float">
            <text:p>0.2424</text:p>
          </table:table-cell>
          <table:table-cell office:value-type="float" office:value="0.159" calcext:value-type="float">
            <text:p>0.159</text:p>
          </table:table-cell>
          <table:table-cell office:value-type="float" office:value="0.2424" calcext:value-type="float">
            <text:p>0.2424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string" calcext:value-type="string">
            <text:p>all</text:p>
          </table:table-cell>
          <table:table-cell table:number-columns-repeated="4" office:value-type="float" office:value="0.9157" calcext:value-type="float">
            <text:p>0.9157</text:p>
          </table:table-cell>
          <table:table-cell office:value-type="float" office:value="0.5181" calcext:value-type="float">
            <text:p>0.5181</text:p>
          </table:table-cell>
          <table:table-cell table:number-columns-repeated="10" office:value-type="float" office:value="0.9157" calcext:value-type="float">
            <text:p>0.9157</text:p>
          </table:table-cell>
          <table:table-cell table:number-columns-repeated="4" office:value-type="float" office:value="0.8916" calcext:value-type="float">
            <text:p>0.8916</text:p>
          </table:table-cell>
          <table:table-cell office:value-type="float" office:value="0.7229" calcext:value-type="float">
            <text:p>0.7229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9157" calcext:value-type="float">
            <text:p>0.9157</text:p>
          </table:table-cell>
          <table:table-cell table:number-columns-repeated="3" office:value-type="float" office:value="0.8795" calcext:value-type="float">
            <text:p>0.879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4337" calcext:value-type="float">
            <text:p>0.4337</text:p>
          </table:table-cell>
          <table:table-cell office:value-type="float" office:value="0.8675" calcext:value-type="float">
            <text:p>0.8675</text:p>
          </table:table-cell>
          <table:table-cell table:number-columns-repeated="4" office:value-type="float" office:value="0.8795" calcext:value-type="float">
            <text:p>0.8795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795" calcext:value-type="float">
            <text:p>0.8795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string" calcext:value-type="string">
            <text:p>all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3052" calcext:value-type="float">
            <text:p>0.3052</text:p>
          </table:table-cell>
          <table:table-cell table:number-columns-repeated="2" office:value-type="float" office:value="0.3671" calcext:value-type="float">
            <text:p>0.3671</text:p>
          </table:table-cell>
          <table:table-cell office:value-type="float" office:value="0.1727" calcext:value-type="float">
            <text:p>0.1727</text:p>
          </table:table-cell>
          <table:table-cell table:number-columns-repeated="2" office:value-type="float" office:value="0.3671" calcext:value-type="float">
            <text:p>0.3671</text:p>
          </table:table-cell>
          <table:table-cell office:value-type="float" office:value="0.3052" calcext:value-type="float">
            <text:p>0.3052</text:p>
          </table:table-cell>
          <table:table-cell table:number-columns-repeated="2" office:value-type="float" office:value="0.3671" calcext:value-type="float">
            <text:p>0.3671</text:p>
          </table:table-cell>
          <table:table-cell office:value-type="float" office:value="0.3052" calcext:value-type="float">
            <text:p>0.3052</text:p>
          </table:table-cell>
          <table:table-cell table:number-columns-repeated="2" office:value-type="float" office:value="0.3671" calcext:value-type="float">
            <text:p>0.3671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359" calcext:value-type="float">
            <text:p>0.359</text:p>
          </table:table-cell>
          <table:table-cell office:value-type="float" office:value="0.2972" calcext:value-type="float">
            <text:p>0.2972</text:p>
          </table:table-cell>
          <table:table-cell table:number-columns-repeated="2" office:value-type="float" office:value="0.359" calcext:value-type="float">
            <text:p>0.359</text:p>
          </table:table-cell>
          <table:table-cell office:value-type="float" office:value="0.241" calcext:value-type="float">
            <text:p>0.24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355" calcext:value-type="float">
            <text:p>0.355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1" calcext:value-type="float">
            <text:p>0.351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5" calcext:value-type="float">
            <text:p>0.355</text:p>
          </table:table-cell>
          <table:table-cell office:value-type="float" office:value="0.2932" calcext:value-type="float">
            <text:p>0.2932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07969923" calcext:value-type="float">
            <text:p>10079699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07969923" calcext:value-type="float">
            <text:p>100796992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07969923" calcext:value-type="float">
            <text:p>100796992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007969923" calcext:value-type="float">
            <text:p>10079699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007969923" calcext:value-type="float">
            <text:p>100796992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007969923" calcext:value-type="float">
            <text:p>100796992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007969923" calcext:value-type="float">
            <text:p>100796992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07969926" calcext:value-type="float">
            <text:p>10079699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07969926" calcext:value-type="float">
            <text:p>100796992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07969926" calcext:value-type="float">
            <text:p>100796992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007969926" calcext:value-type="float">
            <text:p>100796992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007969926" calcext:value-type="float">
            <text:p>1007969926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007969926" calcext:value-type="float">
            <text:p>100796992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007969926" calcext:value-type="float">
            <text:p>1007969926</text:p>
          </table:table-cell>
          <table:table-cell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82288969" calcext:value-type="float">
            <text:p>1182288969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82288969" calcext:value-type="float">
            <text:p>1182288969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82288969" calcext:value-type="float">
            <text:p>118228896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82288969" calcext:value-type="float">
            <text:p>118228896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182288969" calcext:value-type="float">
            <text:p>1182288969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182288969" calcext:value-type="float">
            <text:p>118228896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182288969" calcext:value-type="float">
            <text:p>1182288969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82289026" calcext:value-type="float">
            <text:p>1182289026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82289026" calcext:value-type="float">
            <text:p>118228902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82289026" calcext:value-type="float">
            <text:p>118228902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82289026" calcext:value-type="float">
            <text:p>118228902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182289026" calcext:value-type="float">
            <text:p>1182289026</text:p>
          </table:table-cell>
          <table:table-cell table:number-columns-repeated="3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182289026" calcext:value-type="float">
            <text:p>118228902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182289026" calcext:value-type="float">
            <text:p>1182289026</text:p>
          </table:table-cell>
          <table:table-cell table:number-columns-repeated="3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82289031" calcext:value-type="float">
            <text:p>1182289031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82289031" calcext:value-type="float">
            <text:p>1182289031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82289031" calcext:value-type="float">
            <text:p>1182289031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82289031" calcext:value-type="float">
            <text:p>11822890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182289031" calcext:value-type="float">
            <text:p>1182289031</text:p>
          </table:table-cell>
          <table:table-cell table:number-columns-repeated="3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182289031" calcext:value-type="float">
            <text:p>1182289031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182289031" calcext:value-type="float">
            <text:p>1182289031</text:p>
          </table:table-cell>
          <table:table-cell table:number-columns-repeated="3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91323255" calcext:value-type="float">
            <text:p>11913232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91323255" calcext:value-type="float">
            <text:p>1191323255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91323255" calcext:value-type="float">
            <text:p>119132325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91323255" calcext:value-type="float">
            <text:p>119132325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191323255" calcext:value-type="float">
            <text:p>119132325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191323255" calcext:value-type="float">
            <text:p>119132325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191323255" calcext:value-type="float">
            <text:p>1191323255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91323257" calcext:value-type="float">
            <text:p>11913232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91323257" calcext:value-type="float">
            <text:p>119132325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91323257" calcext:value-type="float">
            <text:p>119132325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91323257" calcext:value-type="float">
            <text:p>11913232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191323257" calcext:value-type="float">
            <text:p>119132325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191323257" calcext:value-type="float">
            <text:p>119132325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191323257" calcext:value-type="float">
            <text:p>1191323257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91323259" calcext:value-type="float">
            <text:p>11913232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91323259" calcext:value-type="float">
            <text:p>1191323259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91323259" calcext:value-type="float">
            <text:p>1191323259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91323259" calcext:value-type="float">
            <text:p>119132325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191323259" calcext:value-type="float">
            <text:p>119132325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191323259" calcext:value-type="float">
            <text:p>1191323259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191323259" calcext:value-type="float">
            <text:p>1191323259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91323282" calcext:value-type="float">
            <text:p>11913232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91323282" calcext:value-type="float">
            <text:p>1191323282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91323282" calcext:value-type="float">
            <text:p>1191323282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91323282" calcext:value-type="float">
            <text:p>119132328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191323282" calcext:value-type="float">
            <text:p>119132328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191323282" calcext:value-type="float">
            <text:p>1191323282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191323282" calcext:value-type="float">
            <text:p>1191323282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91323284" calcext:value-type="float">
            <text:p>11913232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91323284" calcext:value-type="float">
            <text:p>1191323284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91323284" calcext:value-type="float">
            <text:p>1191323284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91323284" calcext:value-type="float">
            <text:p>11913232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191323284" calcext:value-type="float">
            <text:p>119132328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191323284" calcext:value-type="float">
            <text:p>1191323284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191323284" calcext:value-type="float">
            <text:p>1191323284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344144092" calcext:value-type="float">
            <text:p>1344144092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344144092" calcext:value-type="float">
            <text:p>1344144092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344144092" calcext:value-type="float">
            <text:p>13441440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344144092" calcext:value-type="float">
            <text:p>13441440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344144092" calcext:value-type="float">
            <text:p>1344144092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344144092" calcext:value-type="float">
            <text:p>13441440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344144092" calcext:value-type="float">
            <text:p>1344144092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344144126" calcext:value-type="float">
            <text:p>1344144126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344144126" calcext:value-type="float">
            <text:p>134414412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344144126" calcext:value-type="float">
            <text:p>134414412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344144126" calcext:value-type="float">
            <text:p>1344144126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344144126" calcext:value-type="float">
            <text:p>134414412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344144126" calcext:value-type="float">
            <text:p>134414412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344144126" calcext:value-type="float">
            <text:p>13441441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344144153" calcext:value-type="float">
            <text:p>134414415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344144153" calcext:value-type="float">
            <text:p>134414415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344144153" calcext:value-type="float">
            <text:p>1344144153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344144153" calcext:value-type="float">
            <text:p>1344144153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344144153" calcext:value-type="float">
            <text:p>1344144153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344144153" calcext:value-type="float">
            <text:p>1344144153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344144153" calcext:value-type="float">
            <text:p>1344144153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344144157" calcext:value-type="float">
            <text:p>1344144157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344144157" calcext:value-type="float">
            <text:p>134414415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344144157" calcext:value-type="float">
            <text:p>1344144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344144157" calcext:value-type="float">
            <text:p>1344144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344144157" calcext:value-type="float">
            <text:p>1344144157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344144157" calcext:value-type="float">
            <text:p>1344144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344144157" calcext:value-type="float">
            <text:p>1344144157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344144184" calcext:value-type="float">
            <text:p>1344144184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344144184" calcext:value-type="float">
            <text:p>1344144184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344144184" calcext:value-type="float">
            <text:p>13441441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344144184" calcext:value-type="float">
            <text:p>13441441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344144184" calcext:value-type="float">
            <text:p>1344144184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344144184" calcext:value-type="float">
            <text:p>13441441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344144184" calcext:value-type="float">
            <text:p>134414418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344144192" calcext:value-type="float">
            <text:p>1344144192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344144192" calcext:value-type="float">
            <text:p>1344144192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344144192" calcext:value-type="float">
            <text:p>13441441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344144192" calcext:value-type="float">
            <text:p>1344144192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344144192" calcext:value-type="float">
            <text:p>1344144192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344144192" calcext:value-type="float">
            <text:p>13441441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344144192" calcext:value-type="float">
            <text:p>1344144192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344144216" calcext:value-type="float">
            <text:p>13441442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344144216" calcext:value-type="float">
            <text:p>134414421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344144216" calcext:value-type="float">
            <text:p>134414421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344144216" calcext:value-type="float">
            <text:p>13441442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344144216" calcext:value-type="float">
            <text:p>134414421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344144216" calcext:value-type="float">
            <text:p>134414421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344144216" calcext:value-type="float">
            <text:p>1344144216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344144218" calcext:value-type="float">
            <text:p>1344144218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344144218" calcext:value-type="float">
            <text:p>134414421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344144218" calcext:value-type="float">
            <text:p>13441442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344144218" calcext:value-type="float">
            <text:p>13441442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344144218" calcext:value-type="float">
            <text:p>134414421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344144218" calcext:value-type="float">
            <text:p>13441442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344144218" calcext:value-type="float">
            <text:p>1344144218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344144220" calcext:value-type="float">
            <text:p>1344144220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344144220" calcext:value-type="float">
            <text:p>134414422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344144220" calcext:value-type="float">
            <text:p>13441442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344144220" calcext:value-type="float">
            <text:p>1344144220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344144220" calcext:value-type="float">
            <text:p>134414422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344144220" calcext:value-type="float">
            <text:p>13441442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344144220" calcext:value-type="float">
            <text:p>1344144220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25650845" calcext:value-type="float">
            <text:p>1625650845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25650845" calcext:value-type="float">
            <text:p>1625650845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25650845" calcext:value-type="float">
            <text:p>16256508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625650845" calcext:value-type="float">
            <text:p>162565084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625650845" calcext:value-type="float">
            <text:p>1625650845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625650845" calcext:value-type="float">
            <text:p>16256508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625650845" calcext:value-type="float">
            <text:p>162565084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25650853" calcext:value-type="float">
            <text:p>16256508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25650853" calcext:value-type="float">
            <text:p>162565085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25650853" calcext:value-type="float">
            <text:p>16256508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625650853" calcext:value-type="float">
            <text:p>16256508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8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625650853" calcext:value-type="float">
            <text:p>162565085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625650853" calcext:value-type="float">
            <text:p>16256508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625650853" calcext:value-type="float">
            <text:p>1625650853</text:p>
          </table:table-cell>
          <table:table-cell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25650910" calcext:value-type="float">
            <text:p>1625650910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25650910" calcext:value-type="float">
            <text:p>162565091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25650910" calcext:value-type="float">
            <text:p>16256509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625650910" calcext:value-type="float">
            <text:p>1625650910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8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625650910" calcext:value-type="float">
            <text:p>162565091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625650910" calcext:value-type="float">
            <text:p>16256509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625650910" calcext:value-type="float">
            <text:p>1625650910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25650971" calcext:value-type="float">
            <text:p>1625650971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25650971" calcext:value-type="float">
            <text:p>1625650971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25650971" calcext:value-type="float">
            <text:p>162565097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625650971" calcext:value-type="float">
            <text:p>162565097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625650971" calcext:value-type="float">
            <text:p>1625650971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625650971" calcext:value-type="float">
            <text:p>162565097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625650971" calcext:value-type="float">
            <text:p>162565097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23685825" calcext:value-type="float">
            <text:p>17236858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23685825" calcext:value-type="float">
            <text:p>1723685825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23685825" calcext:value-type="float">
            <text:p>1723685825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723685825" calcext:value-type="float">
            <text:p>17236858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723685825" calcext:value-type="float">
            <text:p>17236858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723685825" calcext:value-type="float">
            <text:p>1723685825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723685825" calcext:value-type="float">
            <text:p>17236858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86382996" calcext:value-type="float">
            <text:p>19863829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86382996" calcext:value-type="float">
            <text:p>198638299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86382996" calcext:value-type="float">
            <text:p>198638299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86382996" calcext:value-type="float">
            <text:p>198638299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986382996" calcext:value-type="float">
            <text:p>1986382996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986382996" calcext:value-type="float">
            <text:p>198638299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986382996" calcext:value-type="float">
            <text:p>1986382996</text:p>
          </table:table-cell>
          <table:table-cell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86383000" calcext:value-type="float">
            <text:p>1986383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86383000" calcext:value-type="float">
            <text:p>198638300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86383000" calcext:value-type="float">
            <text:p>198638300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86383000" calcext:value-type="float">
            <text:p>1986383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986383000" calcext:value-type="float">
            <text:p>198638300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986383000" calcext:value-type="float">
            <text:p>198638300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986383000" calcext:value-type="float">
            <text:p>1986383000</text:p>
          </table:table-cell>
          <table:table-cell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84338585" calcext:value-type="float">
            <text:p>2084338585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84338585" calcext:value-type="float">
            <text:p>2084338585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84338585" calcext:value-type="float">
            <text:p>2084338585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2084338585" calcext:value-type="float">
            <text:p>2084338585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2084338585" calcext:value-type="float">
            <text:p>2084338585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2084338585" calcext:value-type="float">
            <text:p>2084338585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2084338585" calcext:value-type="float">
            <text:p>2084338585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84338645" calcext:value-type="float">
            <text:p>2084338645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84338645" calcext:value-type="float">
            <text:p>2084338645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84338645" calcext:value-type="float">
            <text:p>20843386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2084338645" calcext:value-type="float">
            <text:p>20843386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2084338645" calcext:value-type="float">
            <text:p>2084338645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2084338645" calcext:value-type="float">
            <text:p>20843386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2084338645" calcext:value-type="float">
            <text:p>208433864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84338647" calcext:value-type="float">
            <text:p>20843386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84338647" calcext:value-type="float">
            <text:p>208433864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84338647" calcext:value-type="float">
            <text:p>2084338647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2084338647" calcext:value-type="float">
            <text:p>2084338647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2084338647" calcext:value-type="float">
            <text:p>2084338647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2084338647" calcext:value-type="float">
            <text:p>2084338647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2084338647" calcext:value-type="float">
            <text:p>2084338647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84338649" calcext:value-type="float">
            <text:p>2084338649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84338649" calcext:value-type="float">
            <text:p>2084338649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84338649" calcext:value-type="float">
            <text:p>2084338649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2084338649" calcext:value-type="float">
            <text:p>2084338649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2084338649" calcext:value-type="float">
            <text:p>2084338649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2084338649" calcext:value-type="float">
            <text:p>2084338649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2084338649" calcext:value-type="float">
            <text:p>2084338649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84338651" calcext:value-type="float">
            <text:p>2084338651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84338651" calcext:value-type="float">
            <text:p>2084338651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84338651" calcext:value-type="float">
            <text:p>208433865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2084338651" calcext:value-type="float">
            <text:p>208433865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2084338651" calcext:value-type="float">
            <text:p>208433865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2084338651" calcext:value-type="float">
            <text:p>208433865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2084338651" calcext:value-type="float">
            <text:p>208433865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96361993" calcext:value-type="float">
            <text:p>2096361993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96361993" calcext:value-type="float">
            <text:p>209636199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96361993" calcext:value-type="float">
            <text:p>209636199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2096361993" calcext:value-type="float">
            <text:p>209636199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2096361993" calcext:value-type="float">
            <text:p>2096361993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2096361993" calcext:value-type="float">
            <text:p>209636199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2096361993" calcext:value-type="float">
            <text:p>2096361993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9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42623124" calcext:value-type="float">
            <text:p>2142623124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42623124" calcext:value-type="float">
            <text:p>2142623124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42623124" calcext:value-type="float">
            <text:p>214262312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2142623124" calcext:value-type="float">
            <text:p>214262312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2142623124" calcext:value-type="float">
            <text:p>214262312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2142623124" calcext:value-type="float">
            <text:p>214262312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2142623124" calcext:value-type="float">
            <text:p>214262312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3983" calcext:value-type="float">
            <text:p>4402439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3983" calcext:value-type="float">
            <text:p>44024398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3983" calcext:value-type="float">
            <text:p>44024398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3983" calcext:value-type="float">
            <text:p>44024398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3983" calcext:value-type="float">
            <text:p>44024398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3983" calcext:value-type="float">
            <text:p>44024398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3983" calcext:value-type="float">
            <text:p>440243983</text:p>
          </table:table-cell>
          <table:table-cell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3985" calcext:value-type="float">
            <text:p>440243985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3985" calcext:value-type="float">
            <text:p>440243985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3985" calcext:value-type="float">
            <text:p>44024398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3985" calcext:value-type="float">
            <text:p>44024398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3985" calcext:value-type="float">
            <text:p>440243985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3985" calcext:value-type="float">
            <text:p>44024398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3985" calcext:value-type="float">
            <text:p>44024398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3987" calcext:value-type="float">
            <text:p>44024398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3987" calcext:value-type="float">
            <text:p>44024398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3987" calcext:value-type="float">
            <text:p>44024398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3987" calcext:value-type="float">
            <text:p>4402439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3987" calcext:value-type="float">
            <text:p>440243987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3987" calcext:value-type="float">
            <text:p>44024398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3987" calcext:value-type="float">
            <text:p>440243987</text:p>
          </table:table-cell>
          <table:table-cell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3989" calcext:value-type="float">
            <text:p>440243989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3989" calcext:value-type="float">
            <text:p>440243989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3989" calcext:value-type="float">
            <text:p>440243989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3989" calcext:value-type="float">
            <text:p>4402439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3989" calcext:value-type="float">
            <text:p>440243989</text:p>
          </table:table-cell>
          <table:table-cell table:number-columns-repeated="2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3989" calcext:value-type="float">
            <text:p>440243989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3989" calcext:value-type="float">
            <text:p>440243989</text:p>
          </table:table-cell>
          <table:table-cell table:number-columns-repeated="2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3991" calcext:value-type="float">
            <text:p>440243991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3991" calcext:value-type="float">
            <text:p>440243991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3991" calcext:value-type="float">
            <text:p>440243991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3991" calcext:value-type="float">
            <text:p>44024399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3991" calcext:value-type="float">
            <text:p>440243991</text:p>
          </table:table-cell>
          <table:table-cell table:number-columns-repeated="3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3991" calcext:value-type="float">
            <text:p>440243991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3991" calcext:value-type="float">
            <text:p>440243991</text:p>
          </table:table-cell>
          <table:table-cell table:number-columns-repeated="3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014" calcext:value-type="float">
            <text:p>440244014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014" calcext:value-type="float">
            <text:p>440244014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014" calcext:value-type="float">
            <text:p>440244014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014" calcext:value-type="float">
            <text:p>4402440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014" calcext:value-type="float">
            <text:p>440244014</text:p>
          </table:table-cell>
          <table:table-cell table:number-columns-repeated="3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014" calcext:value-type="float">
            <text:p>440244014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014" calcext:value-type="float">
            <text:p>440244014</text:p>
          </table:table-cell>
          <table:table-cell table:number-columns-repeated="3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016" calcext:value-type="float">
            <text:p>440244016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016" calcext:value-type="float">
            <text:p>44024401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016" calcext:value-type="float">
            <text:p>440244016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016" calcext:value-type="float">
            <text:p>4402440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016" calcext:value-type="float">
            <text:p>440244016</text:p>
          </table:table-cell>
          <table:table-cell table:number-columns-repeated="2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016" calcext:value-type="float">
            <text:p>440244016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016" calcext:value-type="float">
            <text:p>440244016</text:p>
          </table:table-cell>
          <table:table-cell table:number-columns-repeated="2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050" calcext:value-type="float">
            <text:p>440244050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050" calcext:value-type="float">
            <text:p>44024405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050" calcext:value-type="float">
            <text:p>44024405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050" calcext:value-type="float">
            <text:p>44024405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050" calcext:value-type="float">
            <text:p>440244050</text:p>
          </table:table-cell>
          <table:table-cell table:number-columns-repeated="3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050" calcext:value-type="float">
            <text:p>44024405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050" calcext:value-type="float">
            <text:p>440244050</text:p>
          </table:table-cell>
          <table:table-cell table:number-columns-repeated="3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052" calcext:value-type="float">
            <text:p>440244052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052" calcext:value-type="float">
            <text:p>440244052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052" calcext:value-type="float">
            <text:p>44024405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052" calcext:value-type="float">
            <text:p>44024405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052" calcext:value-type="float">
            <text:p>440244052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052" calcext:value-type="float">
            <text:p>44024405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052" calcext:value-type="float">
            <text:p>440244052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075" calcext:value-type="float">
            <text:p>4402440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075" calcext:value-type="float">
            <text:p>440244075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075" calcext:value-type="float">
            <text:p>4402440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075" calcext:value-type="float">
            <text:p>4402440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075" calcext:value-type="float">
            <text:p>4402440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075" calcext:value-type="float">
            <text:p>4402440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075" calcext:value-type="float">
            <text:p>440244075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077" calcext:value-type="float">
            <text:p>440244077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077" calcext:value-type="float">
            <text:p>44024407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077" calcext:value-type="float">
            <text:p>44024407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077" calcext:value-type="float">
            <text:p>44024407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077" calcext:value-type="float">
            <text:p>440244077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077" calcext:value-type="float">
            <text:p>44024407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077" calcext:value-type="float">
            <text:p>440244077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079" calcext:value-type="float">
            <text:p>440244079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079" calcext:value-type="float">
            <text:p>440244079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079" calcext:value-type="float">
            <text:p>440244079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079" calcext:value-type="float">
            <text:p>4402440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079" calcext:value-type="float">
            <text:p>440244079</text:p>
          </table:table-cell>
          <table:table-cell table:number-columns-repeated="2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079" calcext:value-type="float">
            <text:p>440244079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079" calcext:value-type="float">
            <text:p>440244079</text:p>
          </table:table-cell>
          <table:table-cell table:number-columns-repeated="2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106" calcext:value-type="float">
            <text:p>440244106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106" calcext:value-type="float">
            <text:p>44024410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106" calcext:value-type="float">
            <text:p>44024410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106" calcext:value-type="float">
            <text:p>440244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106" calcext:value-type="float">
            <text:p>440244106</text:p>
          </table:table-cell>
          <table:table-cell table:number-columns-repeated="3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106" calcext:value-type="float">
            <text:p>44024410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106" calcext:value-type="float">
            <text:p>440244106</text:p>
          </table:table-cell>
          <table:table-cell table:number-columns-repeated="3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108" calcext:value-type="float">
            <text:p>440244108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108" calcext:value-type="float">
            <text:p>44024410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108" calcext:value-type="float">
            <text:p>440244108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108" calcext:value-type="float">
            <text:p>4402441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108" calcext:value-type="float">
            <text:p>440244108</text:p>
          </table:table-cell>
          <table:table-cell table:number-columns-repeated="2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108" calcext:value-type="float">
            <text:p>440244108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108" calcext:value-type="float">
            <text:p>440244108</text:p>
          </table:table-cell>
          <table:table-cell table:number-columns-repeated="2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110" calcext:value-type="float">
            <text:p>440244110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110" calcext:value-type="float">
            <text:p>44024411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110" calcext:value-type="float">
            <text:p>44024411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110" calcext:value-type="float">
            <text:p>4402441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110" calcext:value-type="float">
            <text:p>440244110</text:p>
          </table:table-cell>
          <table:table-cell table:number-columns-repeated="3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110" calcext:value-type="float">
            <text:p>44024411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110" calcext:value-type="float">
            <text:p>440244110</text:p>
          </table:table-cell>
          <table:table-cell table:number-columns-repeated="3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112" calcext:value-type="float">
            <text:p>440244112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112" calcext:value-type="float">
            <text:p>440244112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112" calcext:value-type="float">
            <text:p>440244112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112" calcext:value-type="float">
            <text:p>4402441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112" calcext:value-type="float">
            <text:p>440244112</text:p>
          </table:table-cell>
          <table:table-cell table:number-columns-repeated="2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112" calcext:value-type="float">
            <text:p>440244112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112" calcext:value-type="float">
            <text:p>440244112</text:p>
          </table:table-cell>
          <table:table-cell table:number-columns-repeated="2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114" calcext:value-type="float">
            <text:p>440244114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114" calcext:value-type="float">
            <text:p>440244114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114" calcext:value-type="float">
            <text:p>440244114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114" calcext:value-type="float">
            <text:p>4402441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114" calcext:value-type="float">
            <text:p>440244114</text:p>
          </table:table-cell>
          <table:table-cell table:number-columns-repeated="2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114" calcext:value-type="float">
            <text:p>440244114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114" calcext:value-type="float">
            <text:p>440244114</text:p>
          </table:table-cell>
          <table:table-cell table:number-columns-repeated="2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137" calcext:value-type="float">
            <text:p>440244137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137" calcext:value-type="float">
            <text:p>44024413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137" calcext:value-type="float">
            <text:p>44024413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137" calcext:value-type="float">
            <text:p>4402441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137" calcext:value-type="float">
            <text:p>440244137</text:p>
          </table:table-cell>
          <table:table-cell table:number-columns-repeated="3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137" calcext:value-type="float">
            <text:p>44024413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137" calcext:value-type="float">
            <text:p>440244137</text:p>
          </table:table-cell>
          <table:table-cell table:number-columns-repeated="3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139" calcext:value-type="float">
            <text:p>440244139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139" calcext:value-type="float">
            <text:p>440244139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139" calcext:value-type="float">
            <text:p>440244139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139" calcext:value-type="float">
            <text:p>4402441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139" calcext:value-type="float">
            <text:p>440244139</text:p>
          </table:table-cell>
          <table:table-cell table:number-columns-repeated="2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139" calcext:value-type="float">
            <text:p>440244139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139" calcext:value-type="float">
            <text:p>440244139</text:p>
          </table:table-cell>
          <table:table-cell table:number-columns-repeated="2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141" calcext:value-type="float">
            <text:p>440244141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141" calcext:value-type="float">
            <text:p>440244141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141" calcext:value-type="float">
            <text:p>4402441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141" calcext:value-type="float">
            <text:p>4402441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141" calcext:value-type="float">
            <text:p>440244141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141" calcext:value-type="float">
            <text:p>4402441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141" calcext:value-type="float">
            <text:p>44024414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143" calcext:value-type="float">
            <text:p>440244143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143" calcext:value-type="float">
            <text:p>44024414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143" calcext:value-type="float">
            <text:p>440244143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143" calcext:value-type="float">
            <text:p>4402441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143" calcext:value-type="float">
            <text:p>440244143</text:p>
          </table:table-cell>
          <table:table-cell table:number-columns-repeated="2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143" calcext:value-type="float">
            <text:p>440244143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143" calcext:value-type="float">
            <text:p>440244143</text:p>
          </table:table-cell>
          <table:table-cell table:number-columns-repeated="2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145" calcext:value-type="float">
            <text:p>440244145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145" calcext:value-type="float">
            <text:p>440244145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145" calcext:value-type="float">
            <text:p>440244145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145" calcext:value-type="float">
            <text:p>4402441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145" calcext:value-type="float">
            <text:p>440244145</text:p>
          </table:table-cell>
          <table:table-cell table:number-columns-repeated="2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145" calcext:value-type="float">
            <text:p>440244145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145" calcext:value-type="float">
            <text:p>440244145</text:p>
          </table:table-cell>
          <table:table-cell table:number-columns-repeated="2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168" calcext:value-type="float">
            <text:p>440244168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168" calcext:value-type="float">
            <text:p>44024416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168" calcext:value-type="float">
            <text:p>44024416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168" calcext:value-type="float">
            <text:p>44024416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168" calcext:value-type="float">
            <text:p>440244168</text:p>
          </table:table-cell>
          <table:table-cell table:number-columns-repeated="3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168" calcext:value-type="float">
            <text:p>44024416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168" calcext:value-type="float">
            <text:p>440244168</text:p>
          </table:table-cell>
          <table:table-cell table:number-columns-repeated="3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170" calcext:value-type="float">
            <text:p>440244170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170" calcext:value-type="float">
            <text:p>44024417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170" calcext:value-type="float">
            <text:p>44024417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170" calcext:value-type="float">
            <text:p>44024417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170" calcext:value-type="float">
            <text:p>440244170</text:p>
          </table:table-cell>
          <table:table-cell table:number-columns-repeated="2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170" calcext:value-type="float">
            <text:p>44024417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170" calcext:value-type="float">
            <text:p>440244170</text:p>
          </table:table-cell>
          <table:table-cell table:number-columns-repeated="2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172" calcext:value-type="float">
            <text:p>440244172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172" calcext:value-type="float">
            <text:p>440244172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172" calcext:value-type="float">
            <text:p>440244172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172" calcext:value-type="float">
            <text:p>44024417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172" calcext:value-type="float">
            <text:p>440244172</text:p>
          </table:table-cell>
          <table:table-cell table:number-columns-repeated="3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172" calcext:value-type="float">
            <text:p>440244172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172" calcext:value-type="float">
            <text:p>440244172</text:p>
          </table:table-cell>
          <table:table-cell table:number-columns-repeated="3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174" calcext:value-type="float">
            <text:p>440244174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174" calcext:value-type="float">
            <text:p>440244174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174" calcext:value-type="float">
            <text:p>44024417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174" calcext:value-type="float">
            <text:p>44024417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174" calcext:value-type="float">
            <text:p>440244174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174" calcext:value-type="float">
            <text:p>44024417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174" calcext:value-type="float">
            <text:p>44024417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176" calcext:value-type="float">
            <text:p>440244176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176" calcext:value-type="float">
            <text:p>44024417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176" calcext:value-type="float">
            <text:p>44024417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176" calcext:value-type="float">
            <text:p>44024417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176" calcext:value-type="float">
            <text:p>44024417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176" calcext:value-type="float">
            <text:p>44024417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176" calcext:value-type="float">
            <text:p>44024417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199" calcext:value-type="float">
            <text:p>440244199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199" calcext:value-type="float">
            <text:p>440244199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199" calcext:value-type="float">
            <text:p>440244199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199" calcext:value-type="float">
            <text:p>4402441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199" calcext:value-type="float">
            <text:p>440244199</text:p>
          </table:table-cell>
          <table:table-cell table:number-columns-repeated="2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199" calcext:value-type="float">
            <text:p>440244199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199" calcext:value-type="float">
            <text:p>440244199</text:p>
          </table:table-cell>
          <table:table-cell table:number-columns-repeated="2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201" calcext:value-type="float">
            <text:p>440244201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201" calcext:value-type="float">
            <text:p>440244201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201" calcext:value-type="float">
            <text:p>4402442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201" calcext:value-type="float">
            <text:p>440244201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201" calcext:value-type="float">
            <text:p>440244201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201" calcext:value-type="float">
            <text:p>4402442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201" calcext:value-type="float">
            <text:p>44024420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203" calcext:value-type="float">
            <text:p>440244203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203" calcext:value-type="float">
            <text:p>44024420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203" calcext:value-type="float">
            <text:p>44024420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203" calcext:value-type="float">
            <text:p>4402442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203" calcext:value-type="float">
            <text:p>440244203</text:p>
          </table:table-cell>
          <table:table-cell table:number-columns-repeated="3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203" calcext:value-type="float">
            <text:p>44024420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203" calcext:value-type="float">
            <text:p>440244203</text:p>
          </table:table-cell>
          <table:table-cell table:number-columns-repeated="3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205" calcext:value-type="float">
            <text:p>440244205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205" calcext:value-type="float">
            <text:p>440244205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205" calcext:value-type="float">
            <text:p>4402442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205" calcext:value-type="float">
            <text:p>4402442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205" calcext:value-type="float">
            <text:p>440244205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205" calcext:value-type="float">
            <text:p>4402442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205" calcext:value-type="float">
            <text:p>44024420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40244230" calcext:value-type="float">
            <text:p>440244230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40244230" calcext:value-type="float">
            <text:p>44024423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40244230" calcext:value-type="float">
            <text:p>4402442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40244230" calcext:value-type="float">
            <text:p>4402442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40244230" calcext:value-type="float">
            <text:p>44024423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40244230" calcext:value-type="float">
            <text:p>4402442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40244230" calcext:value-type="float">
            <text:p>440244230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85072553" calcext:value-type="float">
            <text:p>485072553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85072553" calcext:value-type="float">
            <text:p>48507255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85072553" calcext:value-type="float">
            <text:p>485072553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85072553" calcext:value-type="float">
            <text:p>485072553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85072553" calcext:value-type="float">
            <text:p>485072553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85072553" calcext:value-type="float">
            <text:p>485072553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85072553" calcext:value-type="float">
            <text:p>485072553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527735706" calcext:value-type="float">
            <text:p>527735706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527735706" calcext:value-type="float">
            <text:p>52773570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527735706" calcext:value-type="float">
            <text:p>5277357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527735706" calcext:value-type="float">
            <text:p>5277357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527735706" calcext:value-type="float">
            <text:p>52773570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527735706" calcext:value-type="float">
            <text:p>5277357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527735706" calcext:value-type="float">
            <text:p>52773570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527735713" calcext:value-type="float">
            <text:p>527735713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527735713" calcext:value-type="float">
            <text:p>52773571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527735713" calcext:value-type="float">
            <text:p>5277357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527735713" calcext:value-type="float">
            <text:p>5277357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527735713" calcext:value-type="float">
            <text:p>527735713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527735713" calcext:value-type="float">
            <text:p>5277357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527735713" calcext:value-type="float">
            <text:p>527735713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527735771" calcext:value-type="float">
            <text:p>527735771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527735771" calcext:value-type="float">
            <text:p>527735771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527735771" calcext:value-type="float">
            <text:p>52773577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527735771" calcext:value-type="float">
            <text:p>52773577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527735771" calcext:value-type="float">
            <text:p>527735771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527735771" calcext:value-type="float">
            <text:p>52773577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527735771" calcext:value-type="float">
            <text:p>52773577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527735807" calcext:value-type="float">
            <text:p>5277358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527735807" calcext:value-type="float">
            <text:p>52773580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527735807" calcext:value-type="float">
            <text:p>52773580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527735807" calcext:value-type="float">
            <text:p>5277358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527735807" calcext:value-type="float">
            <text:p>52773580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527735807" calcext:value-type="float">
            <text:p>52773580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527735807" calcext:value-type="float">
            <text:p>52773580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47729513" calcext:value-type="float">
            <text:p>647729513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47729513" calcext:value-type="float">
            <text:p>64772951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47729513" calcext:value-type="float">
            <text:p>64772951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647729513" calcext:value-type="float">
            <text:p>647729513</text:p>
          </table:table-cell>
          <table:table-cell table:number-columns-repeated="3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647729513" calcext:value-type="float">
            <text:p>647729513</text:p>
          </table:table-cell>
          <table:table-cell table:number-columns-repeated="3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647729513" calcext:value-type="float">
            <text:p>647729513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647729513" calcext:value-type="float">
            <text:p>647729513</text:p>
          </table:table-cell>
          <table:table-cell table:number-columns-repeated="3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47729517" calcext:value-type="float">
            <text:p>647729517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47729517" calcext:value-type="float">
            <text:p>64772951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47729517" calcext:value-type="float">
            <text:p>64772951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647729517" calcext:value-type="float">
            <text:p>64772951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647729517" calcext:value-type="float">
            <text:p>647729517</text:p>
          </table:table-cell>
          <table:table-cell table:number-columns-repeated="3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647729517" calcext:value-type="float">
            <text:p>64772951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647729517" calcext:value-type="float">
            <text:p>647729517</text:p>
          </table:table-cell>
          <table:table-cell table:number-columns-repeated="3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62661606" calcext:value-type="float">
            <text:p>762661606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62661606" calcext:value-type="float">
            <text:p>76266160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62661606" calcext:value-type="float">
            <text:p>762661606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62661606" calcext:value-type="float">
            <text:p>7626616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62661606" calcext:value-type="float">
            <text:p>762661606</text:p>
          </table:table-cell>
          <table:table-cell table:number-columns-repeated="2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62661606" calcext:value-type="float">
            <text:p>762661606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62661606" calcext:value-type="float">
            <text:p>762661606</text:p>
          </table:table-cell>
          <table:table-cell table:number-columns-repeated="2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62661608" calcext:value-type="float">
            <text:p>762661608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62661608" calcext:value-type="float">
            <text:p>76266160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62661608" calcext:value-type="float">
            <text:p>76266160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62661608" calcext:value-type="float">
            <text:p>7626616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62661608" calcext:value-type="float">
            <text:p>762661608</text:p>
          </table:table-cell>
          <table:table-cell table:number-columns-repeated="3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62661608" calcext:value-type="float">
            <text:p>76266160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62661608" calcext:value-type="float">
            <text:p>762661608</text:p>
          </table:table-cell>
          <table:table-cell table:number-columns-repeated="3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62661634" calcext:value-type="float">
            <text:p>762661634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62661634" calcext:value-type="float">
            <text:p>762661634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62661634" calcext:value-type="float">
            <text:p>76266163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62661634" calcext:value-type="float">
            <text:p>76266163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62661634" calcext:value-type="float">
            <text:p>762661634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62661634" calcext:value-type="float">
            <text:p>76266163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62661634" calcext:value-type="float">
            <text:p>76266163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62661635" calcext:value-type="float">
            <text:p>762661635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62661635" calcext:value-type="float">
            <text:p>762661635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62661635" calcext:value-type="float">
            <text:p>7626616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62661635" calcext:value-type="float">
            <text:p>762661635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62661635" calcext:value-type="float">
            <text:p>762661635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62661635" calcext:value-type="float">
            <text:p>7626616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62661635" calcext:value-type="float">
            <text:p>76266163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821737647" calcext:value-type="float">
            <text:p>821737647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821737647" calcext:value-type="float">
            <text:p>82173764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821737647" calcext:value-type="float">
            <text:p>8217376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821737647" calcext:value-type="float">
            <text:p>8217376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821737647" calcext:value-type="float">
            <text:p>821737647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821737647" calcext:value-type="float">
            <text:p>8217376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821737647" calcext:value-type="float">
            <text:p>821737647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821737806" calcext:value-type="float">
            <text:p>821737806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821737806" calcext:value-type="float">
            <text:p>82173780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821737806" calcext:value-type="float">
            <text:p>8217378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821737806" calcext:value-type="float">
            <text:p>821737806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821737806" calcext:value-type="float">
            <text:p>82173780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821737806" calcext:value-type="float">
            <text:p>8217378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821737806" calcext:value-type="float">
            <text:p>82173780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9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845485410" calcext:value-type="float">
            <text:p>845485410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845485410" calcext:value-type="float">
            <text:p>84548541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845485410" calcext:value-type="float">
            <text:p>84548541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845485410" calcext:value-type="float">
            <text:p>8454854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845485410" calcext:value-type="float">
            <text:p>845485410</text:p>
          </table:table-cell>
          <table:table-cell table:number-columns-repeated="2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845485410" calcext:value-type="float">
            <text:p>84548541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845485410" calcext:value-type="float">
            <text:p>845485410</text:p>
          </table:table-cell>
          <table:table-cell table:number-columns-repeated="2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845485412" calcext:value-type="float">
            <text:p>8454854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845485412" calcext:value-type="float">
            <text:p>845485412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845485412" calcext:value-type="float">
            <text:p>845485412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845485412" calcext:value-type="float">
            <text:p>8454854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845485412" calcext:value-type="float">
            <text:p>84548541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845485412" calcext:value-type="float">
            <text:p>845485412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845485412" calcext:value-type="float">
            <text:p>845485412</text:p>
          </table:table-cell>
          <table:table-cell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845485414" calcext:value-type="float">
            <text:p>845485414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845485414" calcext:value-type="float">
            <text:p>845485414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845485414" calcext:value-type="float">
            <text:p>8454854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845485414" calcext:value-type="float">
            <text:p>8454854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845485414" calcext:value-type="float">
            <text:p>845485414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845485414" calcext:value-type="float">
            <text:p>8454854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845485414" calcext:value-type="float">
            <text:p>84548541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845485416" calcext:value-type="float">
            <text:p>845485416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845485416" calcext:value-type="float">
            <text:p>84548541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845485416" calcext:value-type="float">
            <text:p>8454854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845485416" calcext:value-type="float">
            <text:p>8454854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845485416" calcext:value-type="float">
            <text:p>84548541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845485416" calcext:value-type="float">
            <text:p>8454854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845485416" calcext:value-type="float">
            <text:p>84548541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845485418" calcext:value-type="float">
            <text:p>845485418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845485418" calcext:value-type="float">
            <text:p>84548541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845485418" calcext:value-type="float">
            <text:p>84548541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845485418" calcext:value-type="float">
            <text:p>8454854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845485418" calcext:value-type="float">
            <text:p>845485418</text:p>
          </table:table-cell>
          <table:table-cell table:number-columns-repeated="3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845485418" calcext:value-type="float">
            <text:p>84548541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845485418" calcext:value-type="float">
            <text:p>845485418</text:p>
          </table:table-cell>
          <table:table-cell table:number-columns-repeated="36" office:value-type="float" office:value="0.3333" calcext:value-type="float">
            <text:p>0.3333</text:p>
          </table:table-cell>
        </table:table-row>
        <table:table-row table:style-name="ro1" table:number-rows-repeated="1047985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4T11:44:26.872818929</dc:date>
    <dc:creator>Riccardo Porrini</dc:creator>
    <meta:generator>LibreOffice/4.2.4.2$Linux_X86_64 LibreOffice_project/420m0$Build-2</meta:generator>
    <meta:editing-duration>P0D</meta:editing-duration>
    <meta:editing-cycles>1</meta:editing-cycles>
    <meta:document-statistic meta:table-count="1" meta:cell-count="22420" meta:object-count="0"/>
  </office:meta>
</office:document-meta>
</file>